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 style:list-style-name="L2">
      <style:text-properties style:font-name="Cambria" fo:language="ru" fo:country="RU"/>
    </style:style>
    <style:style style:name="P9" style:family="paragraph" style:parent-style-name="Text_20_body">
      <style:paragraph-properties fo:text-align="center" style:justify-single-word="false"/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0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name-asian="Times New Roman1" style:font-weight-asian="bold" style:font-name-complex="Times New Roman1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2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30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011cm" svg:height="0.82cm" draw:z-index="0"><draw:image xlink:href="../../odt/images/0090.png" xlink:type="simple" xlink:show="embed" xlink:actuate="onLoad"/></draw:frame></text:p>
          </table:table-cell>
          <table:table-cell table:style-name="Table1.B1" office:value-type="string">
            <text:h text:style-name="P3" text:outline-level="1">Ключ интегратора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7">| скалярный | Си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93cm" svg:height="1.461cm" draw:z-index="1"><draw:image xlink:href="../../odt/images/009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функцию <text:span text:style-name="T21">управляемого</text:span> ключа для интегрирующего привода (типа интегратора или инерционно-интегрирующего звена) по следующему алгоритму: </text:p>
            <text:p text:style-name="P9"><draw:frame draw:style-name="fr3" draw:name="Объект1" text:anchor-type="as-char" svg:width="14.806cm" svg:height="2.10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6"><text:span text:style-name="T12">где</text:span><text:span text:style-name="T12"><draw:frame draw:style-name="fr3" draw:name="Объект2" text:anchor-type="as-char" svg:width="1.201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– сигнал </text:span><text:span text:style-name="T14">на 1-ом входном порте</text:span><text:span text:style-name="T12">;</text:span></text:p>
            <text:p text:style-name="P6"><text:span text:style-name="T12"><draw:frame draw:style-name="fr3" draw:name="Объект10" text:anchor-type="as-char" svg:width="1.214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">– управляющий сигнал </text:span><text:span text:style-name="T14">на </text:span><text:span text:style-name="T27">2</text:span><text:span text:style-name="T14">-ой вход блока (с выхода интегратора, расположенного последовательно за данным блоком)</text:span><text:span text:style-name="T12">;</text:span></text:p>
            <text:p text:style-name="P6"><text:span text:style-name="T12"><draw:frame draw:style-name="fr3" draw:name="Объект3" text:anchor-type="as-char" svg:width="1.087cm" svg:height="0.564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– сигнал </text:span><text:span text:style-name="T14">на выходном порте (на входе в интегратор)</text:span><text:span text:style-name="T12">;</text:span></text:p>
            <text:p text:style-name="P6"><text:span text:style-name="T11"><draw:frame draw:style-name="fr3" draw:name="Объект4" text:anchor-type="as-char" svg:width="1.192cm" svg:height="0.621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1">– </text:span><text:span text:style-name="T13">пороговые значения (обычно логические уставки или, например (условно), положения </text:span><text:span text:style-name="T16">нижнего</text:span><text:span text:style-name="T13"> и </text:span><text:span text:style-name="T16">верхнего</text:span><text:span text:style-name="T13"> концевиков, соответственно).</text:span></text:p>
            <text:p text:style-name="P6"><text:span text:style-name="T15">ВНИМАНИЕ:</text:span><text:span text:style-name="T13"> коэффициент усиления интегратора </text:span><text:span text:style-name="T13"><draw:frame draw:style-name="fr3" draw:name="Object1" text:anchor-type="as-char" svg:width="1.295cm" svg:height="0.549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.</text:span></text:p>
            <text:p text:style-name="P6"><text:span text:style-name="T25">Свойства</text:span>:</text:p>
            <text:list xml:id="list918679172141778943" text:style-name="L1">
              <text:list-item>
                <text:p text:style-name="P10"><text:span text:style-name="T23">Минимальное значение — вектор </text:span><text:span text:style-name="T23"><draw:frame draw:style-name="fr3" draw:name="Object2" text:anchor-type="as-char" svg:width="0.63cm" svg:height="0.621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3">.</text:span></text:p>
              </text:list-item>
              <text:list-item>
                <text:p text:style-name="P10"><text:span text:style-name="T23">Максимальное значение — вектор </text:span><text:span text:style-name="T23"><draw:frame draw:style-name="fr3" draw:name="Object3" text:anchor-type="as-char" svg:width="0.64cm" svg:height="0.621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23">.</text:span></text:p>
              </text:list-item>
            </text:list>
            <text:p text:style-name="P6"><text:span text:style-name="T24">Примечания</text:span>:</text:p>
            <text:list xml:id="list3568298887472886031" text:style-name="L2">
              <text:list-item>
                <text:p text:style-name="P8">Блок преобразует <text:span text:style-name="T26">только</text:span><text:span text:style-name="T21"> </text:span><text:span text:style-name="T22">скалярный</text:span><text:span text:style-name="T21"> </text:span>выходной сигнал.</text:p>
              </text:list-item>
              <text:list-item>
                <text:p text:style-name="P11"><text:span text:style-name="T28">Именованные свойства </text:span><text:span text:style-name="T18">могут быть заданы </text:span><text:span text:style-name="T28">как </text:span><text:span text:style-name="T31">локальные</text:span><text:span text:style-name="T28"> переменные модели (или субмодели) во вкладке </text:span><text:span text:style-name="T31">Параметры,</text:span><text:span text:style-name="T28"> как </text:span><text:span text:style-name="T31">глобальные</text:span><text:span text:style-name="T28"> сигналы проекта при помощи пункта главного меню </text:span><text:span text:style-name="T16">Сервис</text:span><text:span text:style-name="T28"> </text:span><text:span text:style-name="T29">→</text:span><text:span text:style-name="T30"> </text:span><text:span text:style-name="T32">Сигналы,</text:span><text:span text:style-name="T28"> </text:span><text:span text:style-name="T18">или как </text:span><text:span text:style-name="T16">внешние</text:span><text:span text:style-name="T18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интегратора</dc:title>
    <dc:date>2014-12-01T11:11:45.92</dc:date>
    <meta:generator>OpenOffice/4.1.1$Win32 OpenOffice.org_project/411m6$Build-9775</meta:generator>
    <meta:editing-duration>PT2H15M39S</meta:editing-duration>
    <meta:editing-cycles>95</meta:editing-cycles>
    <meta:document-statistic meta:table-count="1" meta:image-count="2" meta:object-count="8" meta:page-count="1" meta:paragraph-count="19" meta:word-count="136" meta:character-count="980"/>
  </office:meta>
</office:document-meta>
</file>

<file path=Object 1/content.xml><?xml version="1.0" encoding="utf-8"?>
<math xmlns="http://www.w3.org/1998/Math/MathML">
  <semantics>
    <mrow>
      <msub>
        <mi>a</mi>
        <mn>1,</mn>
      </msub>
      <msub>
        <mi>a</mi>
        <mn>2</mn>
      </msub>
    </mrow>
    <annotation encoding="StarMath 5.0">a_1, a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>
                        <mi>a</mi>
                        <mn>1</mn>
                      </msub>
                      <mo stretchy="false">&lt;</mo>
                      <msub>
                        <mi>u</mi>
                        <mn>2</mn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2</mn>
                      </msub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n>0,</mn>
                    </mrow>
                    <mi/>
                    <mi mathvariant="italic">и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a</mi>
                        <mn>2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</mn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,</mn>
                    </mrow>
                    <mi/>
                    <mi mathvariant="italic">и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a</mi>
                        <mn>2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 u_1(t), ~если~ a_1 &lt; u_2(t) &lt; a_2 ,#
alignl  0, ~если~ u_2(t) &lt;= a_1 ~и~ u_1(t) &lt;= 0, ~или~ u_2(t) &gt;= a_2 ~и~ u_1(t) &gt;= 0 , #
alignl  u_1(t), ~если~ u_2(t) &lt;= a_1 ~и~ u_1(t) &gt; 0, ~или~ u_2(t) &gt;= a_2 ~и~ u_1(t) &lt; 0;
}  right none
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4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5/content.xml><?xml version="1.0" encoding="utf-8"?>
<math xmlns="http://www.w3.org/1998/Math/MathML">
  <semantics>
    <mrow>
      <mrow>
        <mi>K</mi>
        <mo stretchy="false">&gt;</mo>
        <mn>0</mn>
      </mrow>
    </mrow>
    <annotation encoding="StarMath 5.0">K &gt; 0</annotation>
  </semantics>
</math>
</file>

<file path=Object 6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8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